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Thin" svg:font-family="'Noto Sans Thin'" style:font-family-generic="system" style:font-pitch="variable"/>
    <style:font-face style:name="Source Han Sans CN" svg:font-family="'Source Han Sans C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4.0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26cm" fo:min-width="4.2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02cm" fo:min-width="3.808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cm" svg:height="2.75cm" svg:x="3.25cm" svg:y="2.25cm">
          <text:p text:style-name="P1">Lancer le je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5cm" svg:height="3.5cm" svg:x="10cm" svg:y="4.75cm">
          <text:p text:style-name="P1">Jou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6.09cm" svg:height="3.75cm" svg:x="13.5cm" svg:y="10.5cm">
          <text:p text:style-name="P1">Ecran de 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draw:line-skew="1.227cm" svg:x1="8.799cm" svg:y1="2.652cm" svg:x2="13.375cm" svg:y2="4.75cm" draw:start-shape="id1" draw:start-glue-point="11" draw:end-shape="id2" draw:end-glue-point="4" svg:d="M8799 2652c0 486 4576-563 4576 2098" svg:viewBox="0 0 4577 2099">
          <text:p/>
        </draw:connector>
        <draw:connector draw:style-name="gr5" draw:text-style-name="P2" draw:layer="layout" draw:type="curve" svg:x1="13.375cm" svg:y1="8.25cm" svg:x2="18.699cm" svg:y2="11.049cm" draw:start-shape="id2" draw:start-glue-point="8" draw:end-shape="id3" draw:end-glue-point="11" svg:d="M13375 8250c0 1689 5324 290 5324 2799" svg:viewBox="0 0 5325 2800">
          <text:p/>
        </draw:connector>
        <draw:frame draw:style-name="gr6" draw:text-style-name="P3" draw:layer="layout" svg:width="5.25cm" svg:height="1.5cm" svg:x="15cm" svg:y="8.25cm">
          <draw:text-box>
            <text:p>Fin simulation</text:p>
          </draw:text-box>
        </draw:frame>
        <draw:frame draw:style-name="gr7" draw:text-style-name="P3" draw:layer="layout" svg:width="5.75cm" svg:height="1cm" svg:x="11cm" svg:y="1.75cm">
          <draw:text-box>
            <text:p>Selectionner jouer</text:p>
          </draw:text-box>
        </draw:frame>
        <draw:ellipse draw:style-name="gr8" draw:text-style-name="P4" xml:id="id4" draw:id="id4" draw:layer="layout" svg:width="6.5cm" svg:height="3.25cm" svg:x="1.75cm" svg:y="6.5cm">
          <text:p text:style-name="P4">Page help</text:p>
        </draw:ellipse>
        <draw:connector draw:style-name="gr9" draw:text-style-name="P2" draw:layer="layout" draw:type="curve" svg:x1="5cm" svg:y1="6.5cm" svg:x2="6.5cm" svg:y2="5cm" draw:start-shape="id4" draw:start-glue-point="0" draw:end-shape="id1" draw:end-glue-point="8" svg:d="M5000 6500c0-1123 1500-374 1500-1500" svg:viewBox="0 0 1501 1501">
          <text:p/>
        </draw:connector>
        <draw:connector draw:style-name="gr9" draw:text-style-name="P2" draw:layer="layout" draw:type="curve" svg:x1="8.25cm" svg:y1="8.125cm" svg:x2="8.25cm" svg:y2="8.125cm" draw:start-shape="id4" draw:end-shape="id4" svg:d="M8250 8125z" svg:viewBox="0 0 1 1">
          <text:p/>
        </draw:connector>
        <draw:connector draw:style-name="gr10" draw:text-style-name="P2" draw:layer="layout" draw:type="curve" svg:x1="13.5cm" svg:y1="12.375cm" svg:x2="8.799cm" svg:y2="4.598cm" draw:start-shape="id3" draw:start-glue-point="6" draw:end-shape="id1" draw:end-glue-point="9" svg:d="M13500 12375c-3134 0-4701-2592-4701-7777" svg:viewBox="0 0 4702 7778">
          <text:p/>
        </draw:connector>
        <draw:frame draw:style-name="gr11" draw:text-style-name="P5" draw:layer="layout" svg:width="4.5cm" svg:height="2.384cm" svg:x="1.75cm" svg:y="5cm">
          <draw:text-box>
            <text:p>Selectionner Hel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Thin" svg:font-family="'Noto Sans Thin'" style:font-family-generic="system" style:font-pitch="variable"/>
    <style:font-face style:name="Source Han Sans CN" svg:font-family="'Source Han Sans CN'" style:font-family-generic="system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Noto Sans Thin" style:font-size-asian="24pt" style:language-asian="zh" style:country-asian="CN" style:font-name-complex="Noto Sans Thi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7T17:57:47.834732604</meta:creation-date>
    <meta:generator>LibreOffice/7.2.6.2$Linux_X86_64 LibreOffice_project/20$Build-2</meta:generator>
    <dc:date>2022-05-19T15:31:26.105605410</dc:date>
    <meta:editing-duration>PT11M16S</meta:editing-duration>
    <meta:editing-cycles>6</meta:editing-cycles>
    <meta:document-statistic meta:object-count="12"/>
  </office:meta>
</office:document-meta>
</file>